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P2" style:family="paragraph" style:parent-style-name="Standard" style:list-style-name="L1">
      <style:paragraph-properties fo:text-align="justify" style:justify-single-word="false"/>
      <style:text-properties style:use-window-font-color="true" fo:font-style="italic" style:font-style-asian="italic" style:font-style-complex="italic"/>
    </style:style>
    <style:style style:name="P3" style:family="paragraph" style:parent-style-name="Standard" style:list-style-name="L1">
      <style:paragraph-properties fo:text-align="justify" style:justify-single-word="false"/>
      <style:text-properties fo:color="#800000"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color="#800000"/>
    </style:style>
    <style:style style:name="P5" style:family="paragraph" style:parent-style-name="Standard" style:list-style-name="L1">
      <style:paragraph-properties fo:text-align="justify" style:justify-single-word="false"/>
      <style:text-properties fo:color="#ff0000"/>
    </style:style>
    <style:style style:name="T1" style:family="text">
      <style:text-properties fo:color="#800000" fo:font-style="italic" style:font-style-asian="italic" style:font-style-complex="italic"/>
    </style:style>
    <style:style style:name="T2" style:family="text">
      <style:text-properties fo:color="#800000" fo:font-weight="normal" style:font-weight-asian="normal" style:font-weight-complex="normal"/>
    </style:style>
    <style:style style:name="T3" style:family="text">
      <style:text-properties style:use-window-font-color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23842813706904931" text:style-name="L1">
        <text:list-item>
          <text:p text:style-name="P1">généralités</text:p>
          <text:list>
            <text:list-item>
              <text:p text:style-name="P1">on étudie ici les commandes du terminal</text:p>
            </text:list-item>
            <text:list-item>
              <text:p text:style-name="P1">plus précisément pour linux (et approximativement pour tous les unix)</text:p>
            </text:list-item>
          </text:list>
        </text:list-item>
        <text:list-item>
          <text:p text:style-name="P1">manipuler la console et les fichiers</text:p>
          <text:list>
            <text:list-item>
              <text:p text:style-name="P1">intro</text:p>
              <text:list>
                <text:list-item>
                  <text:p text:style-name="P1">début ligne (pseudo@machine) indique l'utilisateur et l'ordi sur lequel on est.</text:p>
                  <text:list>
                    <text:list-item>
                      <text:p text:style-name="P1">permet de savoir si on est en root ou utilisateur</text:p>
                    </text:list-item>
                    <text:list-item>
                      <text:p text:style-name="P1">plus tard on apprendra a se connecter sur d'autres ordis</text:p>
                    </text:list-item>
                    <text:list-item>
                      <text:p text:style-name="P1">permettra donc de savoir sur quel ordi on est</text:p>
                    </text:list-item>
                  </text:list>
                </text:list-item>
                <text:list-item>
                  <text:p text:style-name="P1">raccourcis pour passer d'une console a l'autre (et à l'interface graphique) sous linux</text:p>
                  <text:list>
                    <text:list-item>
                      <text:p text:style-name="P1">ctrl+alt+((F1 a F6 = consoles)/(F7 = interface graphique))</text:p>
                    </text:list-item>
                  </text:list>
                </text:list-item>
                <text:list-item>
                  <text:p text:style-name="P1">possibilité de se logger a distance en mode console (simple culture générale, je peux pas mettre en pratique direct)</text:p>
                  <text:list>
                    <text:list-item>
                      <text:p text:style-name="P1">apparemment dans le monde entier (sans restrictions ?)</text:p>
                    </text:list-item>
                    <text:list-item>
                      <text:p text:style-name="P1">2 protocoles d'accés à distance à la console</text:p>
                      <text:list>
                        <text:list-item>
                          <text:p text:style-name="P1">telnet. Défaut : pas de cryptage.</text:p>
                        </text:list-item>
                        <text:list-item>
                          <text:p text:style-name="P1">SSH. Crypte les échanges.</text:p>
                        </text:list-item>
                      </text:list>
                    </text:list-item>
                    <text:list-item>
                      <text:p text:style-name="P1">accéder à une console à distance </text:p>
                      <text:list>
                        <text:list-item>
                          <text:p text:style-name="P1">putty sous windows pour accéder a une console linux (uniquement je crois)</text:p>
                        </text:list-item>
                        <text:list-item>
                          <text:p text:style-name="P1">apparemment simplement commande "ssh" sous mac OS X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entrer une commande</text:p>
              <text:list>
                <text:list-item>
                  <text:p text:style-name="P1">ligne qui s'affiche avant qu'on tappe qqch</text:p>
                  <text:list>
                    <text:list-item>
                      <text:p text:style-name="P1">s'appelle prompt ou invite de commandes</text:p>
                    </text:list-item>
                    <text:list-item>
                      <text:p text:style-name="P1">composition classique : pseudo@ordi:chemin<text:span text:style-name="T1">$/#</text:span></text:p>
                      <text:list>
                        <text:list-item>
                          <text:p text:style-name="P1">$ si mode utilisateur</text:p>
                        </text:list-item>
                        <text:list-item>
                          <text:p text:style-name="P1"># si mode root</text:p>
                        </text:list-item>
                      </text:list>
                    </text:list-item>
                  </text:list>
                </text:list-item>
                <text:list-item>
                  <text:p text:style-name="P1">~ désigne le répertoire personnel</text:p>
                </text:list-item>
                <text:list-item>
                  <text:p text:style-name="P1">quelques commandes simples</text:p>
                  <text:list>
                    <text:list-item>
                      <text:p text:style-name="P1">date donne la date et l'heure</text:p>
                    </text:list-item>
                    <text:list-item>
                      <text:p text:style-name="P1">ls liste les fichiers du répertoire courant</text:p>
                    </text:list-item>
                  </text:list>
                </text:list-item>
                <text:list-item>
                  <text:p text:style-name="P1">quelques paramètres</text:p>
                  <text:list>
                    <text:list-item>
                      <text:p text:style-name="P1">syntaxe globale de commandes et paramètres : commande paramètres</text:p>
                    </text:list-item>
                    <text:list-item>
                      <text:p text:style-name="P1">syntaxe des paramètres</text:p>
                      <text:list>
                        <text:list-item>
                          <text:p text:style-name="P1">écrire un paramètre d'une lettre : -p</text:p>
                        </text:list-item>
                        <text:list-item>
                          <text:p text:style-name="P1">en écrire plusieurs : -p -a -d -t</text:p>
                        </text:list-item>
                        <text:list-item>
                          <text:p text:style-name="P1">raccourci pour plusieurs d'un coup : -padt</text:p>
                        </text:list-item>
                        <text:list-item>
                          <text:p text:style-name="P1">exemple : lister fichiers rép courant (dont fichiers cachés) : ls -a</text:p>
                        </text:list-item>
                        <text:list-item>
                          <text:p text:style-name="P1">syntaxe paramètres a plusieurs lettres : commande –paramètrelong</text:p>
                        </text:list-item>
                        <text:list-item>
                          <text:p text:style-name="P1">note : ni ls –all ni ls -all ne marche chez moi (-all fait -a -l -l)</text:p>
                        </text:list-item>
                      </text:list>
                    </text:list-item>
                    <text:list-item>
                      <text:p text:style-name="P1">associer une valeur a un paramètre</text:p>
                      <text:list>
                        <text:list-item>
                          <text:p text:style-name="P1">syntaxe pour les paramètres d'une lettre : com -p val</text:p>
                        </text:list-item>
                        <text:list-item>
                          <text:p text:style-name="P1">syntaxe pour ceux de plusieurs : com --paramètre=val</text:p>
                        </text:list-item>
                      </text:list>
                    </text:list-item>
                    <text:list-item>
                      <text:p text:style-name="P1">associer une valeur a une commande</text:p>
                      <text:list>
                        <text:list-item>
                          <text:p text:style-name="P1">ex : ls /bin</text:p>
                        </text:list-item>
                      </text:list>
                    </text:list-item>
                  </text:list>
                </text:list-item>
                <text:list-item>
                  <text:p text:style-name="P1">autocomplétion</text:p>
                  <text:list>
                    <text:list-item>
                      <text:p text:style-name="P1">si une seule possibilité : autocompléter : tab</text:p>
                    </text:list-item>
                    <text:list-item>
                      <text:p text:style-name="P1">si plusieurs : afficher toutes les possibilités : tab tab</text:p>
                    </text:list-item>
                  </text:list>
                </text:list-item>
                <text:list-item>
                  <text:p text:style-name="P1">réponse terminal rentre pas dans fenêtre → 3 raccourcis :</text:p>
                  <text:list>
                    <text:list-item>
                      <text:p text:style-name="P1">ligne suivante : entrée</text:p>
                    </text:list-item>
                    <text:list-item>
                      <text:p text:style-name="P1"><text:soft-page-break/>page suivante : espace</text:p>
                    </text:list-item>
                    <text:list-item>
                      <text:p text:style-name="P1">quitter : q</text:p>
                    </text:list-item>
                  </text:list>
                </text:list-item>
                <text:list-item>
                  <text:p text:style-name="P1">historique des commandes</text:p>
                  <text:list>
                    <text:list-item>
                      <text:p text:style-name="P1">flèche haut pour commande précédante</text:p>
                    </text:list-item>
                    <text:list-item>
                      <text:p text:style-name="P1">flèche bas pour suivante dans l'historique</text:p>
                    </text:list-item>
                    <text:list-item>
                      <text:p text:style-name="P1">afficher l'historique : history</text:p>
                    </text:list-item>
                    <text:list-item>
                      <text:p text:style-name="P1">rechercher une commande anciennement tapée en tapant une sous-chaine écrite précédement (pas forcément de la commande, peut être des paramètres) : CTRL+R puis tapper la chaine a chercher</text:p>
                    </text:list-item>
                    <text:list-item>
                      <text:p text:style-name="P1">se balader dans les propositions ainsi faites : CTRL+R pour demander nouvelle</text:p>
                    </text:list-item>
                  </text:list>
                </text:list-item>
                <text:list-item>
                  <text:p text:style-name="P1">raccourcis clavier</text:p>
                  <text:list>
                    <text:list-item>
                      <text:p text:style-name="P1">généraux</text:p>
                      <text:list>
                        <text:list-item>
                          <text:p text:style-name="P1">nettoyer la console</text:p>
                          <text:list>
                            <text:list-item>
                              <text:p text:style-name="P1">CTRL+L</text:p>
                            </text:list-item>
                            <text:list-item>
                              <text:p text:style-name="P1">clear</text:p>
                            </text:list-item>
                            <text:list-item>
                              <text:p text:style-name="P1">possibilité remonter historique quand même après avec flèches etc</text:p>
                            </text:list-item>
                          </text:list>
                        </text:list-item>
                        <text:list-item>
                          <text:p text:style-name="P1">stopper console</text:p>
                          <text:list>
                            <text:list-item>
                              <text:p text:style-name="P1">CTRL+D</text:p>
                            </text:list-item>
                            <text:list-item>
                              <text:p text:style-name="P1">quitte pas, juste "fige"</text:p>
                            </text:list-item>
                            <text:list-item>
                              <text:p text:style-name="P1">envoie le message EOF à la console</text:p>
                            </text:list-item>
                            <text:list-item>
                              <text:p text:style-name="P1">on peut faire CTRL+D uniquement on a rien tapé après l'invite</text:p>
                            </text:list-item>
                            <text:list-item>
                              <text:p text:style-name="P1">la commande exit a le même effet que CTRL+D</text:p>
                            </text:list-item>
                          </text:list>
                        </text:list-item>
                        <text:list-item>
                          <text:p text:style-name="P1">remonter / redescendre dans la console</text:p>
                          <text:list>
                            <text:list-item>
                              <text:p text:style-name="P1">shit+page-up/down (marchent pas chez moi – que sous linux ?)</text:p>
                            </text:list-item>
                            <text:list-item>
                              <text:p text:style-name="P1">utile uniquement si on est en mode console</text:p>
                            </text:list-item>
                            <text:list-item>
                              <text:p text:style-name="P1">si console utilisée est une appli de l'interface graphique, scroller plutôt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a utiliser quand on écrit une longue commande</text:p>
                      <text:list>
                        <text:list-item>
                          <text:p text:style-name="P1">ramener le curseur en début / fin de commande : CTRL+A/E</text:p>
                        </text:list-item>
                        <text:list-item>
                          <text:p text:style-name="P1">supprimer contenu a gauche / a droite du curseur CTRL+U/K</text:p>
                        </text:list-item>
                        <text:list-item>
                          <text:p text:style-name="P1">supprimer le premier mot (ou partie de mot) à gauche du curseur CTRL+W</text:p>
                        </text:list-item>
                        <text:list-item>
                          <text:p text:style-name="P1">annuler une de ces suppressions CTRL+Y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structure des dossiers et fichiers</text:p>
              <text:list>
                <text:list-item>
                  <text:p text:style-name="P1">organisation des dossiers</text:p>
                  <text:list>
                    <text:list-item>
                      <text:p text:style-name="P1">racines :</text:p>
                      <text:list>
                        <text:list-item>
                          <text:p text:style-name="P1">windows : plusieurs</text:p>
                          <text:list>
                            <text:list-item>
                              <text:p text:style-name="P1"><text:a xlink:type="simple" xlink:href="../../../../../../../../../../C:/">C:\</text:a> = DD</text:p>
                            </text:list-item>
                            <text:list-item>
                              <text:p text:style-name="P1"><text:a xlink:type="simple" xlink:href="../../../../../../../../../../D:/">D:\</text:a> = CD</text:p>
                            </text:list-item>
                            <text:list-item>
                              <text:p text:style-name="P1">etc</text:p>
                            </text:list-item>
                          </text:list>
                        </text:list-item>
                        <text:list-item>
                          <text:p text:style-name="P1">linux : une seule</text:p>
                          <text:list>
                            <text:list-item>
                              <text:p text:style-name="P1">/ = continent toutes les données de tous les support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linux : compartiment pour le contenu des périphériques : dev</text:p>
                    </text:list-item>
                    <text:list-item>
                      <text:p text:style-name="P1">périphériques représentés par fichiers</text:p>
                    </text:list-item>
                    <text:list-item>
                      <text:p text:style-name="P1">rien au dessus de la racine</text:p>
                    </text:list-item>
                    <text:list-item>
                      <text:p text:style-name="P1">signe de séparation des dossiers dans chemin</text:p>
                      <text:list>
                        <text:list-item>
                          <text:p text:style-name="P1">windows : \</text:p>
                        </text:list-item>
                        <text:list-item>
                          <text:p text:style-name="P1">linux : /</text:p>
                        </text:list-item>
                      </text:list>
                    </text:list-item>
                    <text:list-item>
                      <text:p text:style-name="P1">noms de dossiers linux : tolère accents, espaces, majuscules, chiffres, car spé</text:p>
                    </text:list-item>
                    <text:list-item>
                      <text:p text:style-name="P1">convention : éviter tout ça la plupart du temps</text:p>
                    </text:list-item>
                    <text:list-item>
                      <text:p text:style-name="P1">15 dossiers importants de la racine : nom + nature + aussi sous mac ? (8)</text:p>
                      <text:list>
                        <text:list-item>
                          <text:p text:style-name="P1"><text:soft-page-break/>bin</text:p>
                          <text:list>
                            <text:list-item>
                              <text:p text:style-name="P1">contient des progs exécutés souvent par tout le monde (ls etc)</text:p>
                            </text:list-item>
                            <text:list-item>
                              <text:p text:style-name="P1">mac++ (aussi sous mac – notation perso)</text:p>
                            </text:list-item>
                          </text:list>
                        </text:list-item>
                        <text:list-item>
                          <text:p text:style-name="P1">boot</text:p>
                          <text:list>
                            <text:list-item>
                              <text:p text:style-name="P1">fichiers permettant le démarrage de linux</text:p>
                            </text:list-item>
                            <text:list-item>
                              <text:p text:style-name="P1"><text:span text:style-name="T2">mac--</text:span> (pas sous mac)</text:p>
                            </text:list-item>
                          </text:list>
                        </text:list-item>
                        <text:list-item>
                          <text:p text:style-name="P1">dev</text:p>
                          <text:list>
                            <text:list-item>
                              <text:p text:style-name="P1">fichiers correspondant aux périphérique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etc</text:p>
                          <text:list>
                            <text:list-item>
                              <text:p text:style-name="P1">fichiers de configuration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home</text:p>
                          <text:list>
                            <text:list-item>
                              <text:p text:style-name="P1">répertoires personnels des utilisateur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lib</text:p>
                          <text:list>
                            <text:list-item>
                              <text:p text:style-name="P1">bibliothèques partagées (.so en général) utilisées par les progs</text:p>
                            </text:list-item>
                            <text:list-item>
                              <text:p text:style-name="P3">mac--</text:p>
                            </text:list-item>
                          </text:list>
                        </text:list-item>
                        <text:list-item>
                          <text:p text:style-name="P1">media</text:p>
                          <text:list>
                            <text:list-item>
                              <text:p text:style-name="P1">accés aux périphériques amovibles</text:p>
                            </text:list-item>
                            <text:list-item>
                              <text:p text:style-name="P4">mac--</text:p>
                            </text:list-item>
                            <text:list-item>
                              <text:p text:style-name="P1">vocabulaire : on parle de montage de périphérique</text:p>
                            </text:list-item>
                          </text:list>
                        </text:list-item>
                        <text:list-item>
                          <text:p text:style-name="P1">mnt</text:p>
                          <text:list>
                            <text:list-item>
                              <text:p text:style-name="P1">comme media mais plus temporaire</text:p>
                            </text:list-item>
                            <text:list-item>
                              <text:p text:style-name="P4">mac--</text:p>
                            </text:list-item>
                          </text:list>
                        </text:list-item>
                        <text:list-item>
                          <text:p text:style-name="P1">opt</text:p>
                          <text:list>
                            <text:list-item>
                              <text:p text:style-name="P1">add-ons de programmes</text:p>
                            </text:list-item>
                            <text:list-item>
                              <text:p text:style-name="P4">mac--</text:p>
                            </text:list-item>
                          </text:list>
                        </text:list-item>
                        <text:list-item>
                          <text:p text:style-name="P1">proc</text:p>
                          <text:list>
                            <text:list-item>
                              <text:p text:style-name="P1">informations systèmes</text:p>
                            </text:list-item>
                            <text:list-item>
                              <text:p text:style-name="P4">mac--</text:p>
                            </text:list-item>
                          </text:list>
                        </text:list-item>
                        <text:list-item>
                          <text:p text:style-name="P1">root</text:p>
                          <text:list>
                            <text:list-item>
                              <text:p text:style-name="P1">dossier personnel du superutilisateur</text:p>
                            </text:list-item>
                            <text:list-item>
                              <text:p text:style-name="P4">mac--</text:p>
                            </text:list-item>
                          </text:list>
                        </text:list-item>
                        <text:list-item>
                          <text:p text:style-name="P1">sbin</text:p>
                          <text:list>
                            <text:list-item>
                              <text:p text:style-name="P1">des programmes système important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tmp</text:p>
                          <text:list>
                            <text:list-item>
                              <text:p text:style-name="P1">programmes utilisent tmp pour stocker des fichiers temporaire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usr</text:p>
                          <text:list>
                            <text:list-item>
                              <text:p text:style-name="P1">contient la plupart des programmes installés par l'utilisateur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var</text:p>
                          <text:list>
                            <text:list-item>
                              <text:p text:style-name="P1">données variables, souvent des logs (trace écrite des activités récentes)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SUITE : DONNER REPONSES !!!</text:p>
                </text:list-item>
                <text:list-item>
                  <text:p text:style-name="P2">se situer dans l'arborescence</text:p>
                  <text:list>
                    <text:list-item>
                      <text:p text:style-name="P2">commande permettant d'indiquer le chemin du dossier courant</text:p>
                    </text:list-item>
                    <text:list-item>
                      <text:p text:style-name="P2"><text:soft-page-break/>commande pour trouver emplacement d'une commande dans le DD</text:p>
                    </text:list-item>
                    <text:list-item>
                      <text:p text:style-name="P2">qu'est ce qu'une commande informatiquement parlant ?</text:p>
                    </text:list-item>
                    <text:list-item>
                      <text:p text:style-name="P2">comment créer sois même des commandes ? (perso : cours systèmes)</text:p>
                    </text:list-item>
                    <text:list-item>
                      <text:p text:style-name="P2">comment manipuler les paramètres de la commande ? (perso aussi)</text:p>
                    </text:list-item>
                  </text:list>
                </text:list-item>
                <text:list-item>
                  <text:p text:style-name="P2">lister tous les fichiers/dossiers du répertoire</text:p>
                  <text:list>
                    <text:list-item>
                      <text:p text:style-name="P2">y compris les cachés ET le dossier courant et parent (déjà vu)</text:p>
                    </text:list-item>
                    <text:list-item>
                      <text:p text:style-name="P2">syntaxe dossier courant et dossier père</text:p>
                    </text:list-item>
                    <text:list-item>
                      <text:p text:style-name="P2">y compris les cachés SANS courant et parent</text:p>
                    </text:list-item>
                    <text:list-item>
                      <text:p text:style-name="P2">indication syntaxique pour les dossiers et raccourcis</text:p>
                    </text:list-item>
                    <text:list-item>
                      <text:p text:style-name="P2">liste détaillée (7 trucs affichés. Lesquels ? + syntaxe des raccourcis)</text:p>
                    </text:list-item>
                    <text:list-item>
                      <text:p text:style-name="P2">afficher taille dans liste détaillée (combinaison)</text:p>
                    </text:list-item>
                    <text:list-item>
                      <text:p text:style-name="P2">attention : taille de dossiers = taille du dossier ou du contenu ?</text:p>
                    </text:list-item>
                    <text:list-item>
                      <text:p text:style-name="P2">liste triée par dernière date (décroissante) de modification</text:p>
                    </text:list-item>
                    <text:list-item>
                      <text:p text:style-name="P2">inverser ordre du tri</text:p>
                    </text:list-item>
                    <text:list-item>
                      <text:p text:style-name="P2">exemple de combinaison de 5 éléments (facile a retenir)</text:p>
                    </text:list-item>
                    <text:list-item>
                      <text:p text:style-name="P2">créer un alias pour ma combinaison préférée</text:p>
                    </text:list-item>
                  </text:list>
                </text:list-item>
                <text:list-item>
                  <text:p text:style-name="P2">changer de dossier</text:p>
                  <text:list>
                    <text:list-item>
                      <text:p text:style-name="P2">commande pour ça</text:p>
                    </text:list-item>
                    <text:list-item>
                      <text:p text:style-name="P2">descendre dans un sous-(sous-...)dossier du répertoire courant</text:p>
                      <text:list>
                        <text:list-item>
                          <text:p text:style-name="P2">façon que j'utilisais jusqu'à maintenant</text:p>
                        </text:list-item>
                        <text:list-item>
                          <text:p text:style-name="P2">façon plus simple (bug pas étonnament, marche comme chemin relatif)</text:p>
                        </text:list-item>
                      </text:list>
                    </text:list-item>
                    <text:list-item>
                      <text:p text:style-name="P2">revenir au dossier parent</text:p>
                    </text:list-item>
                    <text:list-item>
                      <text:p text:style-name="P2">remonter plusieurs dossiers</text:p>
                    </text:list-item>
                    <text:list-item>
                      <text:p text:style-name="P2">maitriser chemins absolus et relatifs</text:p>
                    </text:list-item>
                    <text:list-item>
                      <text:p text:style-name="P2">revenir au home très simplement (2 manières : une simple + une ultra simple)</text:p>
                    </text:list-item>
                    <text:list-item>
                      <text:p text:style-name="P2">auto-complétion pour les chemins (rien de bien neuf mais prendre l'habitude)</text:p>
                    </text:list-item>
                  </text:list>
                </text:list-item>
                <text:list-item>
                  <text:p text:style-name="P2">afficher récursivement les tailles...</text:p>
                  <text:list>
                    <text:list-item>
                      <text:p text:style-name="P2">Des dossiers (contenu compris) uniquement</text:p>
                    </text:list-item>
                    <text:list-item>
                      <text:p text:style-name="P2">avec les unités K M G etc</text:p>
                    </text:list-item>
                    <text:list-item>
                      <text:p text:style-name="P2">Des dossiers ET fichiers</text:p>
                    </text:list-item>
                    <text:list-item>
                      <text:p text:style-name="P2">uniquement du dossier courant (contenu compris)</text:p>
                    </text:list-item>
                    <text:list-item>
                      <text:p text:style-name="P2">passer le chemin d'un autre dossier en paramètre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7T12:09:34</meta:creation-date>
    <meta:generator>OpenOffice/4.0.0$Unix OpenOffice.org_project/400m3$Build-9702</meta:generator>
    <dc:date>2014-10-07T13:03:55</dc:date>
    <dc:creator>yjfjyf jjku</dc:creator>
    <meta:editing-duration>PT54M22S</meta:editing-duration>
    <meta:editing-cycles>91</meta:editing-cycles>
    <meta:document-statistic meta:table-count="0" meta:image-count="0" meta:object-count="0" meta:page-count="4" meta:paragraph-count="176" meta:word-count="1208" meta:character-count="6525"/>
  </office:meta>
</office:document-meta>
</file>